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867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9256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1.8937in"/>
    </style:style>
    <style:style style:name="co12" style:family="table-column">
      <style:table-column-properties fo:break-before="auto" style:column-width="2.2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2.1673in" svg:y="1.613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500000" calcext:value-type="float">
            <text:p>50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0.04" calcext:value-type="float">
            <text:p>0.0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0.377037037037037" calcext:value-type="float">
            <text:p>0.37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0.377037037037037" calcext:value-type="float">
            <text:p>0.37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table:formula="of:=[.B33]" office:value-type="float" office:value="29.375" calcext:value-type="float">
            <text:p>29.37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551199697293447" calcext:value-type="float">
            <text:p>0.5511996973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89583333333333" calcext:value-type="float">
            <text:p>0.4895833333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407986111111111" calcext:value-type="float">
            <text:p>0.0040798611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575365028490029" calcext:value-type="float">
            <text:p>0.0575365028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551199697293447" calcext:value-type="float">
            <text:p>0.551199697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Vitesse du laser (mm/s)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amètre du laser (um)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par seconde (mm^2/s)</text:p>
          </table:table-cell>
          <table:table-cell table:formula="of:=[.B24]*([.B25]/1000)" office:value-type="float" office:value="320" calcext:value-type="float">
            <text:p>3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du MID (mm²)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</text:p>
          </table:table-cell>
          <table:table-cell table:formula="of:=[.B27]/[.B26]" office:value-type="float" office:value="9.375" calcext:value-type="float">
            <text:p>9.3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positionnement (par orientation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'orientatio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mise en place, retrait et inspection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30]*[.B29]+[.B31]+[.B28]" office:value-type="float" office:value="29.375" calcext:value-type="float">
            <text:p>29.37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étallisation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uche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Masse volumique</text:p>
          </table:table-cell>
          <table:table-cell/>
          <table:table-cell table:style-name="ce1" office:value-type="string" calcext:value-type="string">
            <text:p>Epaisseur [um]</text:p>
          </table:table-cell>
          <table:table-cell office:value-type="string" calcext:value-type="string">
            <text:p>Coût par mm^2</text:p>
          </table:table-cell>
          <table:table-cell/>
        </table:table-row>
        <table:table-row table:style-name="ro1">
          <table:table-cell office:value-type="string" calcext:value-type="string">
            <text:p>Cuivre métall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F/KG</text:p>
          </table:table-cell>
          <table:table-cell table:formula="of:=8.9/1000" office:value-type="float" office:value="0.0089" calcext:value-type="float">
            <text:p>0.0089</text:p>
          </table:table-cell>
          <table:table-cell office:value-type="string" calcext:value-type="string">
            <text:p>g/mm^3</text:p>
          </table:table-cell>
          <table:table-cell office:value-type="float" office:value="6" calcext:value-type="float">
            <text:p>6</text:p>
          </table:table-cell>
          <table:table-cell table:formula="of:=([.F2]/1000)*[.D2]*([.B2]/1000)" office:value-type="float" office:value="0.00000534" calcext:value-type="float">
            <text:p>0.00000534</text:p>
          </table:table-cell>
          <table:table-cell table:formula="of:=100*100*100*[.G2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Nickel Chimiqu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8.9/1000" office:value-type="float" office:value="0.0089" calcext:value-type="float">
            <text:p>0.00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3]/1000)*[.D3]*([.B3]/1000)" office:value-type="float" office:value="0.00000534" calcext:value-type="float">
            <text:p>0.00000534</text:p>
          </table:table-cell>
          <table:table-cell table:formula="of:=100*100*100*[.G3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Or chimique</text:p>
          </table:table-cell>
          <table:table-cell office:value-type="float" office:value="175000" calcext:value-type="float">
            <text:p>175000</text:p>
          </table:table-cell>
          <table:table-cell/>
          <table:table-cell table:formula="of:=19.3/1000" office:value-type="float" office:value="0.0193" calcext:value-type="float">
            <text:p>0.019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F4]/1000)*[.D4]*([.B4]/1000)" office:value-type="float" office:value="0.000168875" calcext:value-type="float">
            <text:p>0.000168875</text:p>
          </table:table-cell>
          <table:table-cell table:formula="of:=100*100*100*[.G4]" office:value-type="float" office:value="168.875" calcext:value-type="float">
            <text:p>168.87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tériaux</text:p>
          </table:table-cell>
          <table:table-cell table:formula="of:=3000*SUM([.G2:.G4])" office:value-type="float" office:value="0.538665" calcext:value-type="float">
            <text:p>0.53866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e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Opérateur</text:p>
          </table:table-cell>
          <table:table-cell table:formula="of:=(40*[.G7])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Machine</text:p>
          </table:table-cell>
          <table:table-cell table:formula="of:=[.B17]*[.G7]" office:value-type="float" office:value="64.1025641025641" calcext:value-type="float">
            <text:p>64.102564102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iece par rack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5]+([.G8]+[.G9])/[.G10]" office:value-type="float" office:value="0.89892141025641" calcext:value-type="float">
            <text:p>0.8989214103</text:p>
          </table:table-cell>
          <table:table-cell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Machine à métalliser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ssement sur 5 ans</text:p>
          </table:table-cell>
          <table:table-cell table:formula="of:=[.B16]/(6240*5)" office:value-type="float" office:value="32.0512820512821" calcext:value-type="float">
            <text:p>32.0512820513</text:p>
          </table:table-cell>
          <table:table-cell table:number-columns-repeated="6"/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Cout d'opérateur</text:p>
          </table:table-cell>
          <table:table-cell table:formula="of:=[.G8]/[.G10]"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Amortissement</text:p>
          </table:table-cell>
          <table:table-cell table:formula="of:=[.G9]/[.G10]" office:value-type="float" office:value="0.16025641025641" calcext:value-type="float">
            <text:p>0.1602564103</text:p>
          </table:table-cell>
          <table:table-cell table:number-columns-repeated="2"/>
        </table:table-row>
      </table:table>
      <table:table table:name="Récapitulatif" table:style-name="ta1">
        <table:shapes>
          <draw:frame draw:z-index="0" draw:style-name="gr1" draw:text-style-name="P1" svg:width="6.2988in" svg:height="3.5429in" svg:x="4.7161in" svg:y="1.328in">
            <draw:object draw:notify-on-update-of-ranges="Récapitulatif.A12:Récapitulatif.A17 Récapitulatif.B12:Récapitulatif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jection</text:p>
          </table:table-cell>
          <table:table-cell table:formula="of:=[Injection.B23]" office:value-type="float" office:value="0.377037037037037" calcext:value-type="float">
            <text:p>0.377037037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551199697293447" calcext:value-type="float">
            <text:p>0.5511996973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table:formula="of:=[Métallisation.G11]" office:value-type="float" office:value="0.89892141025641" calcext:value-type="float">
            <text:p>0.898921410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/>
          <table:table-cell table:formula="of:=SUM([.B1:.B3])" office:value-type="float" office:value="1.82715814458689" calcext:value-type="float">
            <text:p>1.8271581446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pérateur</text:p>
          </table:table-cell>
          <table:table-cell table:formula="of:=[Injection.H19]+[LDS.H14]+[Métallisation.F27]" office:value-type="float" office:value="0.722916666666667" calcext:value-type="float">
            <text:p>0.7229166667</text:p>
          </table:table-cell>
        </table:table-row>
        <table:table-row table:style-name="ro2">
          <table:table-cell office:value-type="string" calcext:value-type="string">
            <text:p>Amortissement des machines</text:p>
          </table:table-cell>
          <table:table-cell table:formula="of:=[Injection.H20]+[LDS.H16]+[Métallisation.F28]" office:value-type="float" office:value="0.240941061253561" calcext:value-type="float">
            <text:p>0.2409410613</text:p>
          </table:table-cell>
        </table:table-row>
        <table:table-row table:style-name="ro2">
          <table:table-cell office:value-type="string" calcext:value-type="string">
            <text:p>Bains</text:p>
          </table:table-cell>
          <table:table-cell table:formula="of:=[Métallisation.G5]" office:value-type="float" office:value="0.538665" calcext:value-type="float">
            <text:p>0.538665</text:p>
          </table:table-cell>
        </table:table-row>
        <table:table-row table:style-name="ro2">
          <table:table-cell office:value-type="string" calcext:value-type="string">
            <text:p>Electricité</text:p>
          </table:table-cell>
          <table:table-cell table:formula="of:=[Injection.H21]+[LDS.H15]" office:value-type="float" office:value="0.00963541666666667" calcext:value-type="float">
            <text:p>0.0096354167</text:p>
          </table:table-cell>
        </table:table-row>
        <table:table-row table:style-name="ro2">
          <table:table-cell office:value-type="string" calcext:value-type="string">
            <text:p>Moule</text:p>
          </table:table-cell>
          <table:table-cell table:formula="of:=[Injection.H22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tière</text:p>
          </table:table-cell>
          <table:table-cell table:formula="of:=[Injection.H23]" office:value-type="float" office:value="0.275" calcext:value-type="float">
            <text:p>0.27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12:.B17])" office:value-type="float" office:value="1.82715814458689" calcext:value-type="float">
            <text:p>1.82715814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IF([.B6]=[.B20]; &quot;Yes&quot;; &quot;No&quot;)" office:value-type="string" office:string-value="Yes" calcext:value-type="string">
            <text:p>Yes</text:p>
          </table:table-cell>
        </table:table-row>
        <table:table-row table:style-name="ro2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B" table:style-name="ta1">
        <table:shapes>
          <draw:frame draw:z-index="0" draw:style-name="gr1" draw:text-style-name="P1" svg:width="6.2988in" svg:height="3.5429in" svg:x="6.3795in" svg:y="0.8118in">
            <draw:object draw:notify-on-update-of-ranges="PCB.A25:PCB.A26 PCB.B25:PCB.B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rog Mach</text:p>
          </table:table-cell>
          <table:table-cell table:formula="of:=0.8*10/500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Prep Substrat</text:p>
          </table:table-cell>
          <table:table-cell table:formula="of:=17.3/4" office:value-type="float" office:value="4.325" calcext:value-type="float">
            <text:p>4.325</text:p>
          </table:table-cell>
        </table:table-row>
        <table:table-row table:style-name="ro1">
          <table:table-cell office:value-type="string" calcext:value-type="string">
            <text:p>Laminage résine</text:p>
          </table:table-cell>
          <table:table-cell table:formula="of:=14/3" office:value-type="float" office:value="4.66666666666667" calcext:value-type="float">
            <text:p>4.6666666667</text:p>
          </table:table-cell>
        </table:table-row>
        <table:table-row table:style-name="ro2">
          <table:table-cell office:value-type="string" calcext:value-type="string">
            <text:p>Insolation</text:p>
          </table:table-cell>
          <table:table-cell table:formula="of:=75/4"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Dev res</text:p>
          </table:table-cell>
          <table:table-cell table:formula="of:=2.5/3" office:value-type="float" office:value="0.833333333333333" calcext:value-type="float">
            <text:p>0.8333333333</text:p>
          </table:table-cell>
        </table:table-row>
        <table:table-row table:style-name="ro2">
          <table:table-cell office:value-type="string" calcext:value-type="string">
            <text:p>Gravure</text:p>
          </table:table-cell>
          <table:table-cell table:formula="of:=8.7/2" office:value-type="float" office:value="4.35" calcext:value-type="float">
            <text:p>4.35</text:p>
          </table:table-cell>
        </table:table-row>
        <table:table-row table:style-name="ro2">
          <table:table-cell office:value-type="string" calcext:value-type="string">
            <text:p>Masque</text:p>
          </table:table-cell>
          <table:table-cell table:formula="of:=3.1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oldermask</text:p>
          </table:table-cell>
          <table:table-cell table:formula="of:=4.3/2" office:value-type="float" office:value="2.15" calcext:value-type="float">
            <text:p>2.15</text:p>
          </table:table-cell>
        </table:table-row>
        <table:table-row table:style-name="ro2">
          <table:table-cell office:value-type="string" calcext:value-type="string">
            <text:p>NiAu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Fraisage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Controle visu</text:p>
          </table:table-cell>
          <table:table-cell table:formula="of:=62.2/4" office:value-type="float" office:value="15.55" calcext:value-type="float">
            <text:p>15.55</text:p>
          </table:table-cell>
        </table:table-row>
        <table:table-row table:style-name="ro2">
          <table:table-cell office:value-type="string" calcext:value-type="string">
            <text:p>Contacts</text:p>
          </table:table-cell>
          <table:table-cell table:formula="of:=6.2/2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Infrastructure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tière</text:p>
          </table:table-cell>
          <table:table-cell table:formula="of:=(53/2)" office:value-type="float" office:value="26.5" calcext:value-type="float">
            <text:p>26.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:.B14])*1.5*1.5" office:value-type="float" office:value="312.84225" calcext:value-type="float">
            <text:p>312.84225</text:p>
          </table:table-cell>
        </table:table-row>
        <table:table-row table:style-name="ro2">
          <table:table-cell office:value-type="string" calcext:value-type="string">
            <text:p>En francs</text:p>
          </table:table-cell>
          <table:table-cell table:formula="of:=ROUND([.B16]/100;2)" office:value-type="float" office:value="3.13" calcext:value-type="float">
            <text:p>3.1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Composant + assemblage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Boitier injecté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ssemblage</text:p>
          </table:table-cell>
          <table:table-cell table:formula="of:=1/6" office:value-type="float" office:value="0.166666666666667" calcext:value-type="float">
            <text:p>0.16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CB</text:p>
          </table:table-cell>
          <table:table-cell table:formula="of:=[.B17]+SUM([.B21:.B23])" office:value-type="float" office:value="3.99666666666667" calcext:value-type="float">
            <text:p>3.9966666667</text:p>
          </table:table-cell>
        </table:table-row>
        <table:table-row table:style-name="ro2">
          <table:table-cell office:value-type="string" calcext:value-type="string">
            <text:p>MID</text:p>
          </table:table-cell>
          <table:table-cell table:formula="of:=ROUND([Récapitulatif.B6]; 2)" office:value-type="float" office:value="1.83" calcext:value-type="float">
            <text:p>1.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[.B25]/[.B26]" office:value-type="float" office:value="2.183970856102" calcext:value-type="float">
            <text:p>2.1839708561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6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2.554677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8T15:17:07.572026590</dc:date>
    <dc:creator>Antoine Albertelli</dc:creator>
    <meta:editing-duration>PT7H45M39S</meta:editing-duration>
    <meta:editing-cycles>46</meta:editing-cycles>
    <meta:generator>LibreOffice/4.1.3.2$Linux_X86_64 LibreOffice_project/410m0$Build-2</meta:generator>
    <meta:document-statistic meta:table-count="6" meta:cell-count="2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7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89583333333333">
                <text:p>0.489583333333333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407986111111111">
                <text:p>0.00407986111111111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575365028490029">
                <text:p>0.0575365028490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PCB.A25:PCB.B26" chart:data-source-has-labels="column" svg:x="0.77cm" svg:y="0.855cm" svg:width="12.168cm" svg:height="7.545cm">
          <chartooo:coordinate-region svg:x="1.471cm" svg:y="1.054cm" svg:width="11.467cm" svg:height="6.699cm"/>
          <chart:axis chart:dimension="x" chart:name="primary-x" chart:style-name="ch4" chartooo:axis-type="auto">
            <chartooo:date-scale/>
            <chart:categories table:cell-range-address="PCB.A25:PCB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CB.B25:PCB.B2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PCB</text:p>
                <draw:g>
                  <svg:desc>PCB.A25:PCB.A26</svg:desc>
                </draw:g>
              </table:table-cell>
              <table:table-cell office:value-type="float" office:value="3.99666666666667">
                <text:p>3.99666666666667</text:p>
                <draw:g>
                  <svg:desc>PCB.B25:PCB.B26</svg:desc>
                </draw:g>
              </table:table-cell>
            </table:table-row>
            <table:table-row>
              <table:table-cell office:value-type="string">
                <text:p>MID</text:p>
              </table:table-cell>
              <table:table-cell office:value-type="float" office:value="1.83">
                <text:p>1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41cm" svg:y="2.956cm" style:legend-expansion="high" chart:style-name="ch2"/>
        <chart:plot-area chart:style-name="ch3" table:cell-range-address="Récapitulatif.A12:Récapitulatif.B17" chart:data-source-has-labels="column" svg:x="0.32cm" svg:y="0.675cm" svg:width="10.001cm" svg:height="8.145cm">
          <chartooo:coordinate-region svg:x="1.248cm" svg:y="0.676cm" svg:width="8.144cm" svg:height="8.144cm"/>
          <chart:axis chart:dimension="x" chart:name="primary-x" chart:style-name="ch4" chartooo:axis-type="auto">
            <chartooo:date-scale/>
            <chart:categories table:cell-range-address="Récapitulatif.A12:Récapitulatif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écapitulatif.B12:Récapitulatif.B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Récapitulatif.A12:Récapitulatif.A17</svg:desc>
                </draw:g>
              </table:table-cell>
              <table:table-cell office:value-type="float" office:value="0.722916666666667">
                <text:p>0.722916666666667</text:p>
                <draw:g>
                  <svg:desc>Récapitulatif.B12:Récapitulatif.B17</svg:desc>
                </draw:g>
              </table:table-cell>
            </table:table-row>
            <table:table-row>
              <table:table-cell office:value-type="string">
                <text:p>Amortissement des machines</text:p>
              </table:table-cell>
              <table:table-cell office:value-type="float" office:value="0.240941061253561">
                <text:p>0.240941061253561</text:p>
              </table:table-cell>
            </table:table-row>
            <table:table-row>
              <table:table-cell office:value-type="string">
                <text:p>Bains</text:p>
              </table:table-cell>
              <table:table-cell office:value-type="float" office:value="0.538665">
                <text:p>0.538665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963541666666667">
                <text:p>0.00963541666666667</text:p>
              </table:table-cell>
            </table:table-row>
            <table:table-row>
              <table:table-cell office:value-type="string">
                <text:p>Moul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